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208c00" officeooo:paragraph-rsid="00208c00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209fcb" officeooo:paragraph-rsid="00209fcb" style:font-name-asian="Liberation Serif1" style:font-size-asian="12pt" style:font-name-complex="Liberation Serif1" style:font-size-complex="12pt"/>
    </style:style>
    <style:style style:name="P3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style:writing-mode="lr-tb"/>
      <style:text-properties fo:color="#000000" style:font-name="Liberation Serif1" fo:font-size="12pt" fo:language="pt" fo:country="PT" fo:font-style="normal" officeooo:rsid="00209fcb" officeooo:paragraph-rsid="00209fcb" style:font-name-asian="Liberation Serif1" style:font-size-asian="12pt" style:font-style-asian="normal" style:font-name-complex="Liberation Serif1" style:font-size-complex="12pt" style:font-style-complex="normal"/>
    </style:style>
    <style:style style:name="P4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style:writing-mode="lr-tb"/>
      <style:text-properties fo:color="#000000" style:font-name="Liberation Serif1" fo:font-size="12pt" fo:language="pt" fo:country="PT" fo:font-style="normal" officeooo:rsid="0022202f" officeooo:paragraph-rsid="0022202f" style:font-name-asian="Liberation Serif1" style:font-size-asian="12pt" style:font-style-asian="normal" style:font-name-complex="Liberation Serif1" style:font-size-complex="12pt" style:font-style-complex="normal"/>
    </style:style>
    <style:style style:name="P5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style:writing-mode="lr-tb"/>
      <style:text-properties fo:color="#000000" style:font-name="Liberation Serif1" fo:font-size="12pt" fo:language="pt" fo:country="PT" fo:font-style="normal" officeooo:rsid="0022202f" officeooo:paragraph-rsid="00238ab8" style:font-name-asian="Liberation Serif1" style:font-size-asian="12pt" style:font-style-asian="normal" style:font-name-complex="Liberation Serif1" style:font-size-complex="12pt" style:font-style-complex="normal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itle" style:master-page-name="PM2">
      <style:paragraph-properties style:page-number="auto"/>
    </style:style>
    <style:style style:name="P8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1e70c3" officeooo:paragraph-rsid="001e70c3" style:font-name-asian="Liberation Serif1" style:font-size-asian="12pt" style:font-name-complex="Liberation Serif1" style:font-size-complex="12pt"/>
    </style:style>
    <style:style style:name="P9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style:writing-mode="lr-tb"/>
      <style:text-properties fo:color="#000000" style:font-name="Liberation Serif1" fo:font-size="12pt" fo:language="pt" fo:country="PT" officeooo:rsid="0020674a" officeooo:paragraph-rsid="0020674a" style:font-name-asian="Liberation Serif1" style:font-size-asian="12pt" style:font-name-complex="Liberation Serif1" style:font-size-complex="12pt"/>
    </style:style>
    <style:style style:name="P10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style:writing-mode="lr-tb"/>
      <style:text-properties fo:color="#000000" style:font-name="Liberation Serif1" fo:font-size="12pt" fo:language="pt" fo:country="PT" fo:font-style="normal" officeooo:rsid="0020784d" officeooo:paragraph-rsid="0020784d" style:font-name-asian="Liberation Serif1" style:font-size-asian="12pt" style:font-style-asian="normal" style:font-name-complex="Liberation Serif1" style:font-size-complex="12pt" style:font-style-complex="normal"/>
    </style:style>
    <style:style style:name="P11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style:writing-mode="lr-tb"/>
      <style:text-properties fo:color="#000000" style:font-name="Liberation Serif1" fo:font-size="12pt" officeooo:paragraph-rsid="0020784d"/>
    </style:style>
    <style:style style:name="P12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style:writing-mode="lr-tb"/>
      <style:text-properties fo:color="#000000" style:font-name="Liberation Serif1" fo:font-size="12pt" fo:font-style="normal" officeooo:rsid="0020784d" officeooo:paragraph-rsid="0020784d" style:font-style-asian="normal" style:font-style-complex="normal"/>
    </style:style>
    <style:style style:name="P13" style:family="paragraph" style:parent-style-name="Standard">
      <style:paragraph-properties fo:margin-left="1.265cm" fo:margin-right="4.36cm" fo:margin-top="0cm" fo:margin-bottom="0cm" loext:contextual-spacing="false" fo:line-height="146%" fo:text-align="start" style:justify-single-word="false" fo:widows="2" fo:text-indent="0cm" style:auto-text-indent="false" fo:break-before="page" style:writing-mode="lr-tb"/>
      <style:text-properties fo:color="#000000" style:font-name="Liberation Serif1" fo:font-size="12pt" fo:language="pt" fo:country="PT" officeooo:rsid="001d46bf" officeooo:paragraph-rsid="001d46bf" style:font-name-asian="Liberation Serif1" style:font-size-asian="12pt" style:font-name-complex="Liberation Serif1" style:font-size-complex="12pt"/>
    </style:style>
    <style:style style:name="P14" style:family="paragraph" style:parent-style-name="Standard" style:list-style-name="L1">
      <style:text-properties officeooo:rsid="00260b79" officeooo:paragraph-rsid="00260b79"/>
    </style:style>
    <style:style style:name="P15" style:family="paragraph" style:parent-style-name="Standard">
      <style:text-properties officeooo:rsid="00260b79" officeooo:paragraph-rsid="00260b79"/>
    </style:style>
    <style:style style:name="P16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46%" fo:text-align="start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1d46bf" officeooo:paragraph-rsid="001d46bf" style:font-name-asian="Liberation Serif1" style:font-size-asian="12pt" style:font-name-complex="Liberation Serif1" style:font-size-complex="12pt"/>
    </style:style>
    <style:style style:name="P17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46%" fo:text-align="start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22202f" officeooo:paragraph-rsid="00238ab8" style:font-name-asian="Liberation Serif1" style:font-size-asian="12pt" style:font-style-asian="normal" style:font-name-complex="Liberation Serif1" style:font-size-complex="12pt" style:font-style-complex="normal"/>
    </style:style>
    <style:style style:name="P18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46%" fo:text-align="start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245ae0" officeooo:paragraph-rsid="00245ae0" style:font-name-asian="Liberation Serif1" style:font-size-asian="12pt" style:font-style-asian="normal" style:font-name-complex="Liberation Serif1" style:font-size-complex="12pt" style:font-style-complex="normal"/>
    </style:style>
    <style:style style:name="P19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46%" fo:text-align="start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22202f" officeooo:paragraph-rsid="0022202f" style:font-name-asian="Liberation Serif1" style:font-size-asian="12pt" style:font-style-asian="normal" style:font-name-complex="Liberation Serif1" style:font-size-complex="12pt" style:font-style-complex="normal"/>
    </style:style>
    <style:style style:name="P20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46%" fo:text-align="start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208c00" officeooo:paragraph-rsid="00208c00" style:font-name-asian="Liberation Serif1" style:font-size-asian="12pt" style:font-name-complex="Liberation Serif1" style:font-size-complex="12pt"/>
    </style:style>
    <style:style style:name="P21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46%" fo:text-align="start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20674a" officeooo:paragraph-rsid="0020784d" style:font-name-asian="Liberation Serif1" style:font-size-asian="12pt" style:font-style-asian="normal" style:font-name-complex="Liberation Serif1" style:font-size-complex="12pt" style:font-style-complex="normal"/>
    </style:style>
    <style:style style:name="T1" style:family="text">
      <style:text-properties officeooo:rsid="001d46bf"/>
    </style:style>
    <style:style style:name="T2" style:family="text">
      <style:text-properties officeooo:rsid="001e70c3"/>
    </style:style>
    <style:style style:name="T3" style:family="text">
      <style:text-properties officeooo:rsid="0020674a"/>
    </style:style>
    <style:style style:name="T4" style:family="text">
      <style:text-properties officeooo:rsid="0020784d"/>
    </style:style>
    <style:style style:name="T5" style:family="text">
      <style:text-properties fo:language="pt" fo:country="PT" style:font-name-asian="Liberation Serif1" style:font-size-asian="12pt" style:font-name-complex="Liberation Serif1" style:font-size-complex="12pt"/>
    </style:style>
    <style:style style:name="T6" style:family="text">
      <style:text-properties fo:language="pt" fo:country="PT" officeooo:rsid="0020784d" style:font-name-asian="Liberation Serif1" style:font-size-asian="12pt" style:font-name-complex="Liberation Serif1" style:font-size-complex="12pt"/>
    </style:style>
    <style:style style:name="T7" style:family="text">
      <style:text-properties fo:language="pt" fo:country="PT" officeooo:rsid="00208c00" style:font-name-asian="Liberation Serif1" style:font-size-asian="12pt" style:font-name-complex="Liberation Serif1" style:font-size-complex="12pt"/>
    </style:style>
    <style:style style:name="T8" style:family="text">
      <style:text-properties fo:language="pt" fo:country="PT" fo:font-style="italic" officeooo:rsid="0020784d" style:font-name-asian="Liberation Serif1" style:font-size-asian="12pt" style:font-style-asian="italic" style:font-name-complex="Liberation Serif1" style:font-size-complex="12pt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09fcb" style:font-weight-asian="bold" style:font-weight-complex="bold"/>
    </style:style>
    <style:style style:name="T12" style:family="text">
      <style:text-properties officeooo:rsid="00209fcb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16f07" style:font-style-asian="normal" style:font-style-complex="normal"/>
    </style:style>
    <style:style style:name="T15" style:family="text">
      <style:text-properties fo:font-style="normal" officeooo:rsid="0022202f" style:font-style-asian="normal" style:font-style-complex="normal"/>
    </style:style>
    <style:style style:name="T16" style:family="text">
      <style:text-properties officeooo:rsid="00260b79"/>
    </style:style>
    <style:style style:name="T17" style:family="text">
      <style:text-properties officeooo:rsid="0027ae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latório do Projeto 2 - Comunicações Seguras</text:p>
      <text:p text:style-name="Subtitle">LEI - Segurança Informática e nas Organizações (SIO)</text:p>
      <text:p text:style-name="Subtitle">Tiago Melo – 89005</text:p>
      <text:p text:style-name="Subtitle">João Nogueira – 89262</text:p>
      <text:h text:style-name="P6" text:outline-level="1">Índice #TODO</text:h>
      <text:h text:style-name="P6" text:outline-level="1"><text:span text:style-name="T1">1. </text:span>Introdução</text:h>
      <text:p text:style-name="Standard"><text:span text:style-name="T16"><text:tab/>E</text:span>ste projeto consiste n<text:span text:style-name="T16">o desenho,</text:span> <text:span text:style-name="T16">planeamento e implementação </text:span>de um protocolo para estabelecer comunicações seguras entre <text:span text:style-name="T16">dois interlocutores, exemplificados como </text:span>cliente e servidor, de maneira a haver <text:span text:style-name="T17">troca</text:span> de mensagens confidenciais e <text:span text:style-name="T1">í</text:span>ntegras entre os mesmos.</text:p>
      <text:p text:style-name="Standard"><text:tab/><text:span text:style-name="T16">Neste relatório iremos então abordar as principais características do protocolo, nomeadamente:</text:span></text:p>
      <text:list xml:id="list1976639696" text:style-name="L1">
        <text:list-item>
          <text:p text:style-name="P14">Negociação de algoritmos usados;</text:p>
        </text:list-item>
        <text:list-item>
          <text:p text:style-name="P14">Controlo da confidencialidade através do uso de cifras simétricas</text:p>
        </text:list-item>
        <text:list-item>
          <text:p text:style-name="P14">Troca e rotação de chaves;</text:p>
        </text:list-item>
        <text:list-item>
          <text:p text:style-name="P14">Controlo de integridade das mensagens;</text:p>
        </text:list-item>
      </text:list>
      <text:p text:style-name="P15"><text:tab/>Para além disso, também serão salientados detalhes de implementação quando os mesmos forem relevantes.</text:p>
      <text:p text:style-name="P15"><text:tab/><text:span text:style-name="T17">Consideramos que tanto o cliente como o servidor suporta 2 modos de cifra, sendo que a Ciphersuite é acordada conforme os termos do servidor.</text:span></text:p>
      <text:p text:style-name="P13">2. Negociação dos algoritmos utilizados</text:p>
      <text:p text:style-name="P16">No momento de inicialização do cliente, é pedid<text:span text:style-name="T2">a</text:span> ao utilizador a escolha dos algoritmos que vão ser usados, através de uma série de perguntas <text:span text:style-name="T2">com opções restritas, em que só é necessário especificar o número da hipótese pretendida.</text:span> &lt;screenshot das perguntas aqui&gt;</text:p>
      <text:p text:style-name="P8">São pedidos o algoritmo de cifragem, dos quais foram implementados o AES-128 e o 3DES, o modo de cifragem relativo a esse algoritmo, <text:span text:style-name="T3">CBC e GCM para AES e ECB e CBC para 3DES, e finalmente o algoritmo de síntese, SHA-256 ou SHA-512.</text:span></text:p>
      <text:p text:style-name="P9">A partir destas escolhas é construída uma lista com os algoritmos selecionados, sempre considerando o uso de Diffie-Helman para a obtenção e troca de chaves <text:span text:style-name="T4">partilhadas</text:span>. (ex: DH;3DES;ECB;SHA-512).</text:p>
      <text:p text:style-name="P11"><text:span text:style-name="T6">Seguidamente são gerados os parámetros necessários para execução do algoritmo Diffie-Helman, utilizando os métodos disponíveis da biblioteca </text:span><text:span text:style-name="T8">cryptography.hazmat.</text:span></text:p>
      <text:p text:style-name="P10">No momento da primeira ligação ao server, é enviado uma mensagem (não encriptada) com os parámetros do DH, bem como a lista de algoritmos a serem utilizados.</text:p>
      <text:p text:style-name="P12"><text:span text:style-name="T5">É </text:span><text:span text:style-name="T7">uma das</text:span><text:span text:style-name="T5"> única</text:span><text:span text:style-name="T7">s</text:span><text:span text:style-name="T5"> mensage</text:span><text:span text:style-name="T7">ns</text:span><text:span text:style-name="T5"> cuja confidencialidade e integridade não são asseguradas, já que para tal acontecer precisariamos de um outro método de cifragem pré-definido.</text:span></text:p>
      <text:p text:style-name="P10">O servidor recebe a mensagem (type=ALGORITHMS), analisando primeiro a lista de algoritmos a ser utilizados no resto da sessão. Se nessa lista detetar um padrão por ele não suportado fecha a ligação.</text:p>
      <text:p text:style-name="P21"><text:span text:style-name="T5">A título de </text:span><text:span text:style-name="T4">exemplo</text:span><text:span text:style-name="T5"> </text:span><text:span text:style-name="T4">implementamos a opção do cliente escolher </text:span><text:span text:style-name="T5"><text:s text:c="2"/>ChaCha20 como algoritmo de cifragem </text:span><text:span text:style-name="T4">para que o servidor possa exibir o comportamento anteriormente descrito. &lt;n sei falar, also screenshot here&gt;</text:span></text:p>
      <text:p text:style-name="P20">Após a lista ser validada, são efetuadas as restantes trocas de mensagens (não encriptadas, o que não põe em risco a segurança do sistema visto o DH ser resistente a <text:soft-page-break/>ataques Man in the Middle) de modo a tanto o servidor como o cliente ficarem com uma private key igual para ser utilizada nos algoritmos de cifragem.</text:p>
      <text:p text:style-name="P1">Estamos agora prontos para iniciar comunicação segura entre as duas entidad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Confidencialidade</text:p>
      <text:p text:style-name="P1">A partir deste momento, todas as mensagens enviadas seguem o seguinte formato:</text:p>
      <text:p text:style-name="P1">{</text:p>
      <text:p text:style-name="P1"><text:soft-page-break/>type: SECURE_X</text:p>
      <text:p text:style-name="P1">payload: Mensage<text:span text:style-name="T12">m </text:span><text:span text:style-name="T11">encriptada</text:span></text:p>
      <text:p text:style-name="P1">iv: Initialization Vector para o algoritmo de cifragem</text:p>
      <text:p text:style-name="P1">hash: MAC/Síntese (discutido no capítulo 4.Integridade)</text:p>
      <text:p text:style-name="P1">}</text:p>
      <text:p text:style-name="P2">O processo acontece da seguinte forma:</text:p>
      <text:p text:style-name="P2">O cliente corre a função de encriptação (presente no módulo <text:span text:style-name="T9">encrypt_decrypt_funcs.py) </text:span><text:span text:style-name="T13">na mensagem que vai mandar, seja ela do tipo OPEN/DATA/CLOSE,etc. </text:span><text:span text:style-name="T9">, </text:span><text:span text:style-name="T13">usando o algoritmo e respetivo modo já negociados, e a key adquirida através do Diffie-Helman. Esta função devolva a mensagem encriptada e o <text:s/>initialization vector usado na encriptação da mesma, sendo estes colocados nos respetivos campos da mensagem Secure_X.</text:span></text:p>
      <text:p text:style-name="P3">Esta mensagem é consequentemente enviada ao servidor.</text:p>
      <text:p text:style-name="P3">Do lado do servidor, é desincriptada a payload da mensagem Secure_X, usando para tal o par algoritmo-modo estabelecidos, o IV presente na mensagem recebida, e a key proveniente do DH.</text:p>
      <text:p text:style-name="P3">É desta maneira estabelecida a confidencialidade total de todas as mensagens trocadas ao longo da sessã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4. Integridade</text:p>
      <text:p text:style-name="P2"><text:span text:style-name="T13">Todas as mensagens do tipo Secure_X </text:span><text:span text:style-name="T14">têm como campo ‘</text:span><text:span text:style-name="T15">hash’, <text:s/>de forma a garantir a integridade das mensagens que são enviadas.</text:span></text:p>
      <text:p text:style-name="P4"><text:soft-page-break/>Esta hash é calculada da seguinte forma:</text:p>
      <text:p text:style-name="P19">Aplicamos o algoritmo já estabelecido (SHA-256/SHA-512) à concatenação da mensagem que queremos enviar <text:span text:style-name="T10">encriptada</text:span> com a chave gerada no algoritmo DH. Esta concatenação simula uma boa aproximação de um MAC (Message Authentication Code) visto que mesmo que um atacante obtenha a síntese, nada irá conseguir através dela visto que a mesma foi gerada não só com o conteúdo da mensagem enviada, mas também com um segredo partilhado (private key).</text:p>
      <text:p text:style-name="P4">Do lado do servidor, depois de desencriptada a mensagem, é calculada a síntese da mesma (com a private key) e comparada ao parâmetro obtido através da mensagem Secure_X.</text:p>
      <text:p text:style-name="P4">Obtemos assim certeza da integridade do contéudo das mensagens passadas entre as duas entidades.</text:p>
      <text:p text:style-name="P18">(Encrypt-then-MAC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5. Rotação de chaves</text:p>
      <text:p text:style-name="P17">De modo a garantir que o processo é ainda mais seguro, caso um atacante de alguma forma consiga acesso à private_key das entidades, a cada &lt;x&gt; secure messsages é executado novamente o processo de criação e partilha de chaves através do algoritmo DH. É de notar que é também utilizado neste processo a varíavel já disponibilizada de <text:soft-page-break/>estado (STATE) para garantirmos que as chaves privadas já foram geradas antes de tentarmos encriptar qualquer outra mensagem (comunicação assíncrona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5T17:42:41.984099294</dc:date>
    <meta:editing-duration>PT29M30S</meta:editing-duration>
    <meta:editing-cycles>7</meta:editing-cycles>
    <meta:document-statistic meta:table-count="0" meta:image-count="0" meta:object-count="0" meta:page-count="8" meta:paragraph-count="47" meta:word-count="834" meta:character-count="5393" meta:non-whitespace-character-count="4600"/>
  </office:meta>
</office:document-meta>
</file>